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line-height="150%"/>
    </style:style>
    <style:style style:name="P2" style:family="paragraph" style:parent-style-name="normal">
      <style:paragraph-properties fo:margin-left="1.27cm" fo:margin-right="0cm" fo:text-indent="0cm" style:auto-text-indent="false"/>
    </style:style>
    <style:style style:name="P3" style:family="paragraph" style:parent-style-name="normal">
      <style:paragraph-properties fo:margin-left="2.54cm" fo:margin-right="0cm" fo:text-indent="0cm" style:auto-text-indent="false"/>
    </style:style>
    <style:style style:name="P4" style:family="paragraph" style:parent-style-name="normal">
      <style:paragraph-properties fo:margin-left="1.27cm" fo:margin-right="0cm" fo:text-indent="1.27cm" style:auto-text-indent="false"/>
    </style:style>
    <style:style style:name="P5" style:family="paragraph" style:parent-style-name="normal">
      <style:paragraph-properties fo:margin-top="0cm" fo:margin-bottom="0.423cm" style:contextual-spacing="false" fo:line-height="115%"/>
    </style:style>
    <style:style style:name="P6" style:family="paragraph" style:parent-style-name="normal" style:master-page-name="Standard">
      <style:paragraph-properties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Как внедрить?</text:span></text:p>
      <text:p text:style-name="normal"/>
      <text:p text:style-name="P2">ERP-подход при внедрении требует полной перестройки всей бизнес логики предприятия. Внедрение части модулей ERP парализует работу всего подхода, что требует поиска определенного времени, в которое будет нанесён наименьший ущерб для работы предприятия. Также для уменьшения ущерба от внедрения ERP подхода составляют список наиболее значимых для бизнеса подразделений и их модулей в системе. На основе данного списка составляют некий план внедрения. Оно требует больших затрат и происходит в несколько этапов:</text:p>
      <text:p text:style-name="P3">- <text:span text:style-name="T2">обследование</text:span>(точное определения сроков и стоимости внедренческих работ)</text:p>
      <text:p text:style-name="P4">-<text:span text:style-name="T2"> моделирование</text:span>(выбор оптимальной модели ведения учета)</text:p>
      <text:p text:style-name="P3">- <text:span text:style-name="T2">проектирование</text:span>(формализация требований <text:s/>к доработкам системы)</text:p>
      <text:p text:style-name="P3">- <text:span text:style-name="T2">разработка</text:span>(реализация функциональных требований) </text:p>
      <text:p text:style-name="P3">-<text:span text:style-name="T2"> внедрение</text:span>(установка программного обеспечения на рабочие места сотрудников)</text:p>
      <text:p text:style-name="P3">-<text:span text:style-name="T2">опытная эксплуатация</text:span>(фиксация достижения цели проекта промышленным путем). </text:p>
      <text:p text:style-name="P2">В свою очередь внедрение RSP подхода на предприятие осуществляется в те же этапы (какие именно?), что и ERP. Модули ERP заменяются на сервисы RSP (с проектирования пошло ветвление в этапах разделении). Для внедрения одной части сервисов не нужно класть весь подход.</text:p>
      <text:p text:style-name="P2"/>
      <text:p text:style-name="normal"/>
      <text:p text:style-name="normal"><text:span text:style-name="T2">*Стоимость RSP не рассчитана.</text:span></text:p>
      <text:p text:style-name="normal"/>
      <text:p text:style-name="normal"><text:s/>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1" meta:word-count="155" meta:character-count="1210" meta:non-whitespace-character-count="1061"/>
    <meta:generator>LibreOffice/7.0.4.2$Linux_X86_64 LibreOffice_project/00$Build-2</meta:generator>
  </office:meta>
</office:document-meta>
</file>